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cc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10" style:family="paragraph" style:parent-style-name="Standard">
      <style:text-properties officeooo:paragraph-rsid="0022c9e6"/>
    </style:style>
    <style:style style:name="P11" style:family="paragraph" style:parent-style-name="Standard">
      <style:text-properties officeooo:paragraph-rsid="0022fc82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b1a21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rsid="001e8b2d" officeooo:paragraph-rsid="00316d2c"/>
    </style:style>
    <style:style style:name="P14" style:family="paragraph" style:parent-style-name="Standard" style:list-style-name="L3">
      <style:paragraph-properties>
        <style:tab-stops/>
      </style:paragraph-properties>
      <style:text-properties officeooo:paragraph-rsid="0021b2cc"/>
    </style:style>
    <style:style style:name="P15" style:family="paragraph" style:parent-style-name="Standard" style:list-style-name="L4">
      <style:paragraph-properties>
        <style:tab-stops/>
      </style:paragraph-properties>
      <style:text-properties officeooo:paragraph-rsid="0021b2cc"/>
    </style:style>
    <style:style style:name="P16" style:family="paragraph" style:parent-style-name="Standard" style:list-style-name="L5">
      <style:paragraph-properties>
        <style:tab-stops/>
      </style:paragraph-properties>
      <style:text-properties officeooo:paragraph-rsid="0021b2cc"/>
    </style:style>
    <style:style style:name="P17" style:family="paragraph" style:parent-style-name="Standard" style:list-style-name="L6">
      <style:paragraph-properties>
        <style:tab-stops/>
      </style:paragraph-properties>
      <style:text-properties officeooo:paragraph-rsid="0021b2cc"/>
    </style:style>
    <style:style style:name="P18" style:family="paragraph" style:parent-style-name="Standard" style:list-style-name="L7">
      <style:paragraph-properties>
        <style:tab-stops/>
      </style:paragraph-properties>
      <style:text-properties officeooo:paragraph-rsid="0021b2cc"/>
    </style:style>
    <style:style style:name="P19" style:family="paragraph" style:parent-style-name="Standard" style:list-style-name="L8">
      <style:paragraph-properties>
        <style:tab-stops/>
      </style:paragraph-properties>
      <style:text-properties officeooo:paragraph-rsid="0021b2cc"/>
    </style:style>
    <style:style style:name="P20" style:family="paragraph" style:parent-style-name="Standard" style:list-style-name="L9">
      <style:paragraph-properties>
        <style:tab-stops/>
      </style:paragraph-properties>
      <style:text-properties officeooo:paragraph-rsid="0021b2cc"/>
    </style:style>
    <style:style style:name="P21" style:family="paragraph" style:parent-style-name="Standard" style:list-style-name="L10">
      <style:paragraph-properties>
        <style:tab-stops/>
      </style:paragraph-properties>
      <style:text-properties officeooo:paragraph-rsid="0021b2cc"/>
    </style:style>
    <style:style style:name="P22" style:family="paragraph" style:parent-style-name="Standard" style:list-style-name="L11">
      <style:paragraph-properties>
        <style:tab-stops/>
      </style:paragraph-properties>
      <style:text-properties officeooo:paragraph-rsid="0021b2cc"/>
    </style:style>
    <style:style style:name="P23" style:family="paragraph" style:parent-style-name="Standard" style:list-style-name="L28">
      <style:paragraph-properties>
        <style:tab-stops/>
      </style:paragraph-properties>
      <style:text-properties officeooo:paragraph-rsid="00316d2c"/>
    </style:style>
    <style:style style:name="P24" style:family="paragraph" style:parent-style-name="Standard" style:list-style-name="L2">
      <style:paragraph-properties>
        <style:tab-stops/>
      </style:paragraph-properties>
      <style:text-properties officeooo:paragraph-rsid="0021b2cc"/>
    </style:style>
    <style:style style:name="P25" style:family="paragraph" style:parent-style-name="Standard" style:list-style-name="L12"/>
    <style:style style:name="P26" style:family="paragraph" style:parent-style-name="Standard" style:list-style-name="L13"/>
    <style:style style:name="P27" style:family="paragraph" style:parent-style-name="Standard" style:list-style-name="L14"/>
    <style:style style:name="P28" style:family="paragraph" style:parent-style-name="Standard" style:list-style-name="L15"/>
    <style:style style:name="P29" style:family="paragraph" style:parent-style-name="Standard" style:list-style-name="L16"/>
    <style:style style:name="P30" style:family="paragraph" style:parent-style-name="Standard" style:list-style-name="L17"/>
    <style:style style:name="P31" style:family="paragraph" style:parent-style-name="Standard" style:list-style-name="L18"/>
    <style:style style:name="P32" style:family="paragraph" style:parent-style-name="Standard" style:list-style-name="L19"/>
    <style:style style:name="P33" style:family="paragraph" style:parent-style-name="Standard" style:list-style-name="L19">
      <style:text-properties officeooo:rsid="0022c9e6" officeooo:paragraph-rsid="0022c9e6"/>
    </style:style>
    <style:style style:name="P34" style:family="paragraph" style:parent-style-name="Standard" style:list-style-name="L20"/>
    <style:style style:name="P35" style:family="paragraph" style:parent-style-name="Standard" style:list-style-name="L21"/>
    <style:style style:name="P36" style:family="paragraph" style:parent-style-name="Standard" style:list-style-name="L22"/>
    <style:style style:name="P37" style:family="paragraph" style:parent-style-name="Standard" style:list-style-name="L23"/>
    <style:style style:name="P38" style:family="paragraph" style:parent-style-name="Standard" style:list-style-name="L24"/>
    <style:style style:name="P39" style:family="paragraph" style:parent-style-name="Standard" style:list-style-name="L27">
      <style:text-properties officeooo:paragraph-rsid="0022c9e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8b2d"/>
    </style:style>
    <style:style style:name="T3" style:family="text">
      <style:text-properties officeooo:rsid="0021b2cc"/>
    </style:style>
    <style:style style:name="T4" style:family="text">
      <style:text-properties officeooo:rsid="0022c9e6"/>
    </style:style>
    <style:style style:name="T5" style:family="text">
      <style:text-properties officeooo:rsid="002651b1"/>
    </style:style>
    <style:style style:name="T6" style:family="text">
      <style:text-properties officeooo:rsid="002a135a"/>
    </style:style>
    <style:style style:name="T7" style:family="text">
      <style:text-properties officeooo:rsid="002b1a21"/>
    </style:style>
    <style:style style:name="T8" style:family="text">
      <style:text-properties style:font-name="Liberation Serif" officeooo:rsid="002b1a21"/>
    </style:style>
    <style:style style:name="T9" style:family="text">
      <style:text-properties style:font-name="Liberation Serif1" officeooo:rsid="002b1a21"/>
    </style:style>
    <style:style style:name="T10" style:family="text">
      <style:text-properties officeooo:rsid="002bebff"/>
    </style:style>
    <style:style style:name="T11" style:family="text">
      <style:text-properties officeooo:rsid="002dab11"/>
    </style:style>
    <style:style style:name="T12" style:family="text">
      <style:text-properties officeooo:rsid="002e13b8"/>
    </style:style>
    <style:style style:name="T13" style:family="text">
      <style:text-properties officeooo:rsid="002fb1f2"/>
    </style:style>
    <style:style style:name="T14" style:family="text">
      <style:text-properties officeooo:rsid="00316d2c"/>
    </style:style>
    <style:style style:name="T15" style:family="text">
      <style:text-properties officeooo:rsid="001fa204"/>
    </style:style>
    <style:style style:name="T16" style:family="text">
      <style:text-properties officeooo:rsid="00329fc1"/>
    </style:style>
    <style:style style:name="T17" style:family="text">
      <style:text-properties officeooo:rsid="00339b96"/>
    </style:style>
    <style:style style:name="T18" style:family="text">
      <style:text-properties officeooo:rsid="003449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Default_20_Paragraph_20_Font"><text:span text:style-name="T1">Nicholas Santiago</text:span></text:span><text:line-break/><text:span text:style-name="T10">https://</text:span><text:span text:style-name="T7">nicholas.santiago.wtf :: </text:span>yo@santiago.wtf :: <text:span text:style-name="T18">https://</text:span><text:span text:style-name="T7">github.com/santiagon610</text:span></text:p>
      <text:p text:style-name="P1"/>
      <text:p text:style-name="P2"/>
      <text:p text:style-name="P3">Objective</text:p>
      <text:p text:style-name="P7">To take over the world.</text:p>
      <text:p text:style-name="P3"/>
      <text:p text:style-name="P3">Relevant Professional Experience</text:p>
      <text:p text:style-name="P13"><text:span text:style-name="T6">Cigna<text:tab/><text:tab/><text:tab/><text:tab/><text:tab/><text:tab/></text:span><text:tab/><text:tab/>USA – Remote – Full-Time<text:line-break/>Architecture Senior <text:span text:style-name="T3">Advisor<text:tab/></text:span><text:tab/><text:tab/><text:tab/><text:tab/>October, 2019 to <text:span text:style-name="T17">Present</text:span></text:p>
      <text:list xml:id="list1827174954" text:style-name="L28">
        <text:list-item>
          <text:p text:style-name="P23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23"><text:span text:style-name="T2">Designed zero-touch CI/CD pipelines for customer-facing web portals at a global healthcare service provider, harnessing GitHub, GitHub Actions, GitLab, Tekton, Jenkins, Red Hat OpenShift, and AWS Elastic Kubernetes Service.</text:span></text:p>
        </text:list-item>
      </text:list>
      <text:list text:style-name="L2">
        <text:list-item>
          <text:p text:style-name="P24"><text:span text:style-name="T15">Programmatically provisioned </text:span><text:span text:style-name="T6">cloud and on-premise resources</text:span><text:span text:style-name="T15"> using Terraform, ensuring a homogeneous environment across various the various levels of the software development lifecycle.</text:span></text:p>
        </text:list-item>
      </text:list>
      <text:list text:style-name="L3">
        <text:list-item>
          <text:p text:style-name="P14">Seamlessly migrated applications from legacy virtual machine-driven applications to containerized applications in a combination of public and private clouds.</text:p>
        </text:list-item>
        <text:list-item>
          <text:p text:style-name="P14">Directly managed a team of early-career associates entering the <text:span text:style-name="T16">technology</text:span> workforce.</text:p>
        </text:list-item>
      </text:list>
      <text:p text:style-name="P7"/>
      <text:p text:style-name="P8">Cigna<text:tab/><text:tab/><text:tab/><text:tab/><text:tab/><text:tab/><text:tab/><text:tab/>USA – Remote – Full-Time <text:line-break/>Architecture Advisor<text:tab/><text:tab/><text:tab/><text:tab/><text:tab/><text:tab/>July, 2018 to October, 2019</text:p>
      <text:list text:style-name="L4">
        <text:list-item>
          <text:p text:style-name="P15">Created continuous integration and continuous delivery pipelines for over three hundred deployable artifacts, serving over twenty scrum teams.</text:p>
        </text:list-item>
        <text:list-item>
          <text:p text:style-name="P15">Designed the data flow for a new iteration of customer-facing web applications.</text:p>
        </text:list-item>
      </text:list>
      <text:list text:style-name="L5">
        <text:list-item>
          <text:p text:style-name="P16">Provided support to onsite and offshore developers.</text:p>
        </text:list-item>
      </text:list>
      <text:p text:style-name="P7"/>
      <text:p text:style-name="P7">Cigna<text:tab/><text:tab/><text:tab/><text:tab/><text:tab/><text:tab/><text:tab/><text:tab/>USA – Remote – Full-Time</text:p>
      <text:p text:style-name="P8">Infrastructure Engineer Sr. Specialist<text:tab/><text:tab/><text:tab/>June, 2016 to June, 2018</text:p>
      <text:list text:style-name="L6">
        <text:list-item>
          <text:p text:style-name="P17">Automated processes and improved efficiency in the deployment of middleware applications being used by Cigna and its trading partners.</text:p>
        </text:list-item>
        <text:list-item>
          <text:p text:style-name="P17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7">Adopted and led a scrum team in an early iteration of Agile within the enterprise.</text:p>
        </text:list-item>
      </text:list>
      <text:p text:style-name="P7"/>
      <text:p text:style-name="P7">Pro Unlimited @ Cigna<text:tab/><text:tab/><text:tab/><text:tab/><text:tab/>USA – Remote – Contract</text:p>
      <text:p text:style-name="P8">Infrastructure Engineer Sr. Specialist<text:tab/><text:tab/><text:tab/>June, 2016 to June, 2017</text:p>
      <text:list text:style-name="L7">
        <text:list-item>
          <text:p text:style-name="P18">Automated processes and improved efficiency in the deployment of middleware applications being used by Cigna and its trading partners.</text:p>
        </text:list-item>
        <text:list-item>
          <text:p text:style-name="P18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">Nicholas Santiago<text:tab/><text:tab/><text:tab/><text:tab/><text:tab/><text:tab/><text:tab/><text:tab/><text:tab/><text:tab/><text:tab/>Page 2</text:p>
      <text:p text:style-name="P3">Relevant Professional Experience, continued</text:p>
      <text:p text:style-name="P9"/>
      <text:p text:style-name="P9">ProctorFree, Inc.<text:tab/><text:tab/><text:tab/><text:tab/><text:tab/><text:tab/>USA – Remote – Contract</text:p>
      <text:p text:style-name="P8">DevOps Engineer<text:tab/><text:tab/><text:tab/><text:tab/><text:tab/><text:tab/>April, 2015 to April, 2016</text:p>
      <text:list text:style-name="L8">
        <text:list-item>
          <text:p text:style-name="P19"><text:span text:style-name="T3">M</text:span>aintained the public and private cloud server infrastructure of a web application service provider, working with colleges, universities, and accreditation agencies.</text:p>
        </text:list-item>
        <text:list-item>
          <text:p text:style-name="P19">Evaluated and implemented various tools for systematizing and automating new services, packaging and deployment of code and system updates.</text:p>
        </text:list-item>
        <text:list-item>
          <text:p text:style-name="P19">Implemented redundant high availability to the company's cloud, allowing their software stack to survive maintenance and outage scenarios.</text:p>
        </text:list-item>
      </text:list>
      <text:p text:style-name="P7"/>
      <text:p text:style-name="P8">RealTech, LLC<text:tab/><text:tab/><text:tab/><text:tab/><text:tab/><text:tab/>USA – Remote – Full-Time<text:line-break/>Linux Systems Administrator<text:tab/><text:tab/><text:tab/><text:tab/><text:tab/>March, 2014 to July, 2014</text:p>
      <text:list text:style-name="L9">
        <text:list-item>
          <text:p text:style-name="P20">Maintained the public and private cloud server infrastructure of a web application service provider, directly providing service to mortgage companies throughout North America.</text:p>
        </text:list-item>
        <text:list-item>
          <text:p text:style-name="P20">Installed and rebuilt servers, configured hardware, peripherals, services, settings, directories, storage, etc. in accordance with standards and operational requirements.</text:p>
        </text:list-item>
        <text:list-item>
          <text:p text:style-name="P20">Performed daily system monitoring, verified the integrity and availability of all server resources, systems and key processes, reviewed system and application logs, and verified completion of scheduled jobs.</text:p>
        </text:list-item>
        <text:list-item>
          <text:p text:style-name="P20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7">iFAX Solutions<text:tab/><text:tab/><text:tab/><text:tab/><text:tab/><text:tab/>Norristown, Pennsylvania – Full-Time</text:p>
      <text:p text:style-name="P8">Technical Support Engineer<text:tab/><text:tab/><text:tab/><text:tab/><text:tab/>December, 2012 to September, 2013</text:p>
      <text:list text:style-name="L10">
        <text:list-item>
          <text:p text:style-name="P21">Provided support to customers and integration partners on the evaluation, purchase and implementation of enterprise-grade facsimile server software.</text:p>
        </text:list-item>
        <text:list-item>
          <text:p text:style-name="P21">Integrated facsimile server software with varying PBX platforms, including Cisco Unified Call Manager, Avaya Aura, Nortel BCM, Asterisk, and Switchvox.</text:p>
        </text:list-item>
        <text:list-item>
          <text:p text:style-name="P21">Troubleshot operating-system-level and network-level issues with customer systems running various versions of enterprise facsimile server software on varied distributions and versions of Linux.</text:p>
        </text:list-item>
        <text:list-item>
          <text:p text:style-name="P21">Built and upgraded custom telephony and facsimile servers to facilitate orders received by customers.</text:p>
        </text:list-item>
      </text:list>
      <text:p text:style-name="P5"/>
      <text:p text:style-name="P7">Community Action of the Lehigh Valley<text:tab/><text:tab/><text:tab/>Bethlehem, Pennsylvania – Full-Time </text:p>
      <text:p text:style-name="P8">Director of Information Technologies <text:tab/><text:tab/><text:tab/>October, 2003 to December, 2012</text:p>
      <text:list text:style-name="L11">
        <text:list-item>
          <text:p text:style-name="P22">Served as the Chief Technology Officer for the largest non-profit human services agency in Pennsylvania's Lehigh Valley region, serving the third largest metropolitan region in the Commonwealth.</text:p>
        </text:list-item>
        <text:list-item>
          <text:p text:style-name="P22">Composed and implemented strategic technology plans, setting the agency's technological goals to match with the overall strategic plan as approved by the Board of Directors.</text:p>
        </text:list-item>
        <text:list-item>
          <text:p text:style-name="P22">Implemented strategic plans for the use and evolution of technology within the agency, employing the use of Cloud software, platform and infrastructure solutions.</text:p>
        </text:list-item>
        <text:list-item>
          <text:p text:style-name="P22">Supervised a staff of three, served as the senior Linux system administrator and assisted the Windows system administrator.</text:p>
        </text:list-item>
        <text:list-item>
          <text:p text:style-name="P22">Implemented and enforced security policies to govern appropriate use by employees, contractors and guests.</text:p>
        </text:list-item>
        <text:list-item>
          <text:p text:style-name="P22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text:style-name="L12">
        <text:list-item>
          <text:p text:style-name="P25">Linux Distributions: Red Hat Enterprise Linux, CentOS, <text:span text:style-name="T13">Rocky</text:span>, Fedora, Debian, Ubuntu, <text:span text:style-name="T3">Alpine</text:span></text:p>
        </text:list-item>
      </text:list>
      <text:list text:style-name="L13">
        <text:list-item>
          <text:p text:style-name="P26">Ansible and Shell scripting</text:p>
        </text:list-item>
      </text:list>
      <text:list text:style-name="L14">
        <text:list-item>
          <text:p text:style-name="P27">Jenkins CI/CD</text:p>
        </text:list-item>
      </text:list>
      <text:list text:style-name="L15">
        <text:list-item>
          <text:p text:style-name="P28">Git, GitLab CI, GitHub Actions, <text:span text:style-name="T11">Tekton, Concourse CI</text:span></text:p>
        </text:list-item>
      </text:list>
      <text:list text:style-name="L16">
        <text:list-item>
          <text:p text:style-name="P29">IBM UrbanCode Deploy</text:p>
        </text:list-item>
      </text:list>
      <text:list text:style-name="L17">
        <text:list-item>
          <text:p text:style-name="P30">IBM WebSphere Application Server</text:p>
        </text:list-item>
      </text:list>
      <text:list text:style-name="L18">
        <text:list-item>
          <text:p text:style-name="P31">Spring Boot Java Framework</text:p>
        </text:list-item>
      </text:list>
      <text:list text:style-name="L19">
        <text:list-item>
          <text:p text:style-name="P32">Amazon Web Services (EC2, ELB, S3, RDS, Route 53, VPC)</text:p>
        </text:list-item>
        <text:list-item>
          <text:p text:style-name="P33">Containerization (Docker, Podman, <text:span text:style-name="T12">Kaniko, </text:span>Kubernetes, Swarm)</text:p>
        </text:list-item>
      </text:list>
      <text:list text:style-name="L20">
        <text:list-item>
          <text:p text:style-name="P34">Cloud Service Implementation (SaaS, IaaS, PaaS)</text:p>
        </text:list-item>
      </text:list>
      <text:list text:style-name="L21">
        <text:list-item>
          <text:p text:style-name="P35">MySQL, MariaDB, <text:span text:style-name="T4">PostgreSQL</text:span>, MongoDB, Redis</text:p>
        </text:list-item>
      </text:list>
      <text:list text:style-name="L22">
        <text:list-item>
          <text:p text:style-name="P36"><text:span text:style-name="T10">Vodia, </text:span>3CX, Asterisk and Switchvox IP PBXs</text:p>
        </text:list-item>
      </text:list>
      <text:list text:style-name="L23">
        <text:list-item>
          <text:p text:style-name="P37">NEC, Avaya, Nortel, and Executone key telephone and PBX systems</text:p>
        </text:list-item>
      </text:list>
      <text:list text:style-name="L24">
        <text:list-item>
          <text:p text:style-name="P38">TCP/IP networking</text:p>
        </text:list-item>
      </text:list>
      <text:p text:style-name="Standard"/>
      <text:p text:style-name="P3">Recent Education and Certifications</text:p>
      <text:p text:style-name="Standard">Amazon Web Services<text:tab/><text:tab/><text:tab/><text:tab/><text:tab/>Seattle, Washington</text:p>
      <text:p text:style-name="Standard">Certified Cloud Practitioner</text:p>
      <text:p text:style-name="Standard"/>
      <text:p text:style-name="P11">Red Hat<text:tab/><text:tab/><text:tab/><text:tab/><text:tab/><text:tab/><text:tab/>Raleigh, North Carolina</text:p>
      <text:p text:style-name="P11">DO180 – Containers, Kubernetes, and Red Hat OpenShift</text:p>
      <text:p text:style-name="P10">DO288 – OpenShift Development I: Containerizing Applications</text:p>
      <text:list text:style-name="L27">
        <text:list-header>
          <text:p text:style-name="P39"/>
        </text:list-header>
      </text:list>
      <text:p text:style-name="P10">Cloudera<text:tab/><text:tab/><text:tab/><text:tab/><text:tab/><text:tab/><text:tab/>Palo Alto, California</text:p>
      <text:p text:style-name="P10">Cloudera Search <text:span text:style-name="T5">&amp; </text:span>Data Analyst</text:p>
      <text:p text:style-name="Standard"><text:tab/></text:p>
      <text:p text:style-name="Standard">Cisco Systems<text:tab/><text:tab/><text:tab/><text:tab/><text:tab/><text:tab/><text:tab/>San Jose, California</text:p>
      <text:p text:style-name="Standard">Small and Medium Business - Account Engineer </text:p>
      <text:p text:style-name="Standard"/>
      <text:p text:style-name="Standard">Lackawanna College<text:tab/><text:tab/><text:tab/><text:tab/><text:tab/><text:tab/>Scranton, Pennsylvania</text:p>
      <text:p text:style-name="Standard">Act 49 Law Enforcement Academ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/>
    <dc:description/>
    <dc:subject/>
    <meta:initial-creator>Nicholas Santiago</meta:initial-creator>
    <meta:creation-date>2022-02-10T18:25:00Z</meta:creation-date>
    <dc:date>2023-02-09T13:19:01.558234176</dc:date>
    <meta:editing-cycles>23</meta:editing-cycles>
    <meta:editing-duration>PT26M58S</meta:editing-duration>
    <meta:document-statistic meta:table-count="0" meta:image-count="0" meta:object-count="0" meta:page-count="3" meta:paragraph-count="80" meta:word-count="960" meta:character-count="6935" meta:non-whitespace-character-count="5960"/>
    <meta:template xlink:type="simple" xlink:actuate="onRequest" xlink:title="" xlink:href="Normal.dotm"/>
  </office:meta>
</office:document-meta>
</file>